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1cm" svg:stroke-color="#8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1cm" svg:stroke-color="#8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5" style:family="graphic" style:parent-style-name="standard" style:list-style-name="L1">
      <style:graphic-properties draw:stroke="solid" draw:stroke-dash="Dash_20_2" svg:stroke-width="0.1cm" svg:stroke-color="#8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6" style:family="graphic" style:parent-style-name="standard" style:list-style-name="L1">
      <style:graphic-properties draw:stroke="solid" draw:stroke-dash="Dash_20_2" svg:stroke-width="0.1cm" svg:stroke-color="#8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7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="solid" draw:stroke-dash="Dash_20_2" svg:stroke-width="0.1cm" svg:stroke-color="#8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9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solid" draw:stroke-dash="Dash_20_2" svg:stroke-width="0.1cm" svg:stroke-color="#8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1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da647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da647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da647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da647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da647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da647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2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3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4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5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da647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da647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c0c0c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94bd5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da647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da647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6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8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39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40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41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42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43" style:family="graphic" style:parent-style-name="standard" style:list-style-name="L1">
      <style:graphic-properties draw:stroke="solid" draw:stroke-dash="Dash_20_2" svg:stroke-width="0.1cm" svg:stroke-color="#8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44" style:family="graphic" style:parent-style-name="standard" style:list-style-name="L1">
      <style:graphic-properties draw:stroke="solid" draw:stroke-dash="Dash_20_2" svg:stroke-width="0.1cm" svg:stroke-color="#8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45" style:family="graphic" style:parent-style-name="standard" style:list-style-name="L1">
      <style:graphic-properties draw:stroke="solid" draw:stroke-dash="Dash_20_2" svg:stroke-width="0.1cm" svg:stroke-color="#8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46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_20_2" svg:stroke-width="0.1cm" svg:stroke-color="#800000" draw:marker-start="" draw:marker-start-width="0.35cm" draw:marker-start-center="false" draw:marker-end="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48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7da647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none" draw:stroke-dash="Dash_20_2" svg:stroke-width="0.1cm" svg:stroke-color="#000000" draw:marker-start="" draw:marker-start-width="0.35cm" draw:marker-start-center="false" draw:marker-end="" draw:marker-end-width="0.3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05cm" draw:shadow-offset-y="0.305cm" draw:shadow-color="#808080" draw:shadow-opacity="5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-dash="Dash_20_2" svg:stroke-width="0.1cm" draw:marker-start="" draw:marker-start-width="0.35cm" draw:marker-start-center="false" draw:marker-end="Arrow" draw:marker-end-width="0.35cm" draw:marker-end-center="false" svg:stroke-opacity="100%" draw:stroke-linejoin="round" draw:fill="solid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51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53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55" style:family="graphic" style:parent-style-name="standard" style:list-style-name="L1">
      <style:graphic-properties draw:stroke="solid" draw:stroke-dash="Dash_20_2" svg:stroke-width="0.1cm" svg:stroke-color="#000000" draw:marker-start="" draw:marker-start-width="0.35cm" draw:marker-start-center="false" draw:marker-end="Arrow" draw:marker-end-width="0.35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56" style:family="graphic" style:parent-style-name="standard" style:list-style-name="L1">
      <style:graphic-properties draw:stroke="solid" draw:stroke-dash="Dash_20_2" svg:stroke-width="0.05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8pt" style:language-asian="zh" style:country-asian="CN" style:font-style-asian="normal" style:font-weight-asian="normal" style:font-family-complex="'DejaVu LGC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8pt" style:language-asian="zh" style:country-asian="CN" style:font-style-asian="normal" style:font-weight-asian="normal" style:font-family-complex="'DejaVu LGC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8pt" style:language-asian="zh" style:country-asian="CN" style:font-style-asian="normal" style:font-weight-asian="normal" style:font-family-complex="'DejaVu LGC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8pt" style:language-asian="zh" style:country-asian="CN" style:font-style-asian="normal" style:font-weight-asian="normal" style:font-family-complex="'DejaVu LGC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8pt" style:language-asian="zh" style:country-asian="CN" style:font-style-asian="normal" style:font-weight-asian="normal" style:font-family-complex="'DejaVu LGC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8pt" style:language-asian="zh" style:country-asian="CN" style:font-style-asian="normal" style:font-weight-asian="normal" style:font-family-complex="'DejaVu LGC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0pt" style:language-asian="zh" style:country-asian="CN" style:font-style-asian="normal" style:font-weight-asian="normal" style:font-family-complex="'DejaVu LGC Sans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font-size-asian="18pt" style:language-asian="zh" style:country-asian="CN" style:font-style-asian="normal" style:font-weight-asian="normal" style:font-family-complex="'DejaVu LGC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LGC Sans'" style:font-family-generic-asian="system" style:font-pitch-asian="variable" style:language-asian="zh" style:country-asian="CN" style:font-style-asian="normal" style:font-weight-asian="normal" style:font-family-complex="'DejaVu LGC Sans'" style:font-family-generic-complex="system" style:font-pitch-complex="variable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fo:font-family="'Liberation Sans'" style:font-family-generic="roman" style:font-pitch="variable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LGC Sans'" style:font-family-generic-asian="system" style:font-pitch-asian="variable" style:font-size-asian="10pt" style:font-style-asian="normal" style:font-weight-asian="normal" style:font-family-complex="'DejaVu LGC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Liberation Sans'" style:font-family-generic="roman" style:font-pitch="variable" fo:font-style="normal" fo:text-shadow="none" style:text-underline-style="none" fo:font-weight="normal" style:letter-kerning="true" style:font-family-asian="'DejaVu LGC Sans'" style:font-family-generic-asian="system" style:font-pitch-asian="variable" style:font-size-asian="10pt" style:font-style-asian="normal" style:font-weight-asian="normal" style:font-family-complex="'DejaVu LGC Sans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7.635cm" svg:height="1.902cm" svg:x="25.338cm" svg:y="7.996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1"><text:span text:style-name="T1"/></text:p>
          <text:p text:style-name="P1"><text:span text:style-name="T1"/></text:p>
        </draw:rect>
        <draw:connector draw:style-name="gr2" draw:text-style-name="P3" draw:layer="layout" svg:x1="28.512cm" svg:y1="11.037cm" svg:x2="28.512cm" svg:y2="9.076cm" draw:start-shape="id1" draw:start-glue-point="0" draw:end-shape="id2" draw:end-glue-point="2" svg:d="m28512 11037v-1961">
          <text:p/>
        </draw:connector>
        <draw:rect draw:style-name="gr3" draw:text-style-name="P4" draw:layer="layout" svg:width="7.639cm" svg:height="1.902cm" svg:x="0.639cm" svg:y="7.988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connector draw:style-name="gr4" draw:text-style-name="P3" draw:layer="layout" svg:x1="7.635cm" svg:y1="8.125cm" svg:x2="10.788cm" svg:y2="4.67cm" draw:start-shape="id3" draw:start-glue-point="1" draw:end-shape="id4" draw:end-glue-point="3" svg:d="m7635 8125h1577v-3455h1576">
          <text:p/>
        </draw:connector>
        <draw:connector draw:style-name="gr5" draw:text-style-name="P3" draw:layer="layout" svg:x1="14.605cm" svg:y1="7.174cm" svg:x2="7.635cm" svg:y2="8.125cm" draw:start-shape="id5" draw:start-glue-point="0" draw:end-shape="id3" draw:end-glue-point="1" svg:d="m14605 7174v-525h-5393v1476h-1577">
          <text:p/>
        </draw:connector>
        <draw:connector draw:style-name="gr6" draw:text-style-name="P3" draw:layer="layout" svg:x1="10.788cm" svg:y1="8.125cm" svg:x2="7.635cm" svg:y2="4.676cm" draw:start-shape="id5" draw:start-glue-point="3" draw:end-shape="id6" draw:end-glue-point="1" svg:d="m10788 8125h-1576v-3449h-1577">
          <text:p/>
        </draw:connector>
        <draw:rect draw:style-name="gr7" draw:text-style-name="P4" draw:layer="layout" svg:width="7.64cm" svg:height="1.91cm" svg:x="11.427cm" svg:y="7.988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 draw:escape-direction="right"/>
          <text:p/>
        </draw:rect>
        <draw:connector draw:style-name="gr8" draw:text-style-name="P3" draw:layer="layout" svg:x1="14.605cm" svg:y1="11.034cm" svg:x2="14.605cm" svg:y2="9.076cm" draw:start-shape="id7" draw:start-glue-point="0" draw:end-shape="id5" draw:end-glue-point="2" svg:d="m14605 11034v-1958">
          <text:p/>
        </draw:connector>
        <draw:rect draw:style-name="gr9" draw:text-style-name="P4" draw:layer="layout" svg:width="7.639cm" svg:height="1.902cm" svg:x="0.639cm" svg:y="0.82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connector draw:style-name="gr10" draw:text-style-name="P3" draw:layer="layout" svg:x1="3.817cm" svg:y1="3.719cm" svg:x2="3.817cm" svg:y2="1.902cm" draw:start-shape="id6" draw:start-glue-point="0" draw:end-shape="id8" draw:end-glue-point="2" svg:d="m3817 3719v-1817">
          <text:p/>
        </draw:connector>
        <draw:rect draw:style-name="gr11" draw:text-style-name="P4" draw:layer="layout" svg:width="7.639cm" svg:height="1.916cm" svg:x="0.639cm" svg:y="4.536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2" draw:text-style-name="P4" draw:layer="layout" svg:width="7.64cm" svg:height="1.91cm" svg:x="11.427cm" svg:y="11.876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3" draw:text-style-name="P4" draw:layer="layout" svg:width="7.641cm" svg:height="1.902cm" svg:x="11.43cm" svg:y="4.536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14" draw:text-style-name="P6" draw:id="id8" draw:layer="layout" svg:width="7.635cm" svg:height="1.902cm" svg:x="0cm" svg:y="0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5"><text:span text:style-name="T2">Received Sample</text:span></text:p>
        </draw:rect>
        <draw:rect draw:style-name="gr15" draw:text-style-name="P6" draw:id="id6" draw:layer="layout" svg:width="7.635cm" svg:height="1.914cm" svg:x="0cm" svg:y="3.719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5"><text:span text:style-name="T2">Lab Processing</text:span></text:p>
        </draw:rect>
        <draw:rect draw:style-name="gr16" draw:text-style-name="P6" draw:id="id3" draw:layer="layout" svg:width="7.635cm" svg:height="1.902cm" svg:x="0cm" svg:y="7.17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5"><text:span text:style-name="T2">Assemble</text:span></text:p>
        </draw:rect>
        <draw:rect draw:style-name="gr17" draw:text-style-name="P6" draw:id="id5" draw:layer="layout" svg:width="7.634cm" svg:height="1.902cm" svg:x="10.788cm" svg:y="7.17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 draw:escape-direction="right"/>
          <text:p text:style-name="P5"><text:span text:style-name="T3">Review Assembly</text:span></text:p>
        </draw:rect>
        <draw:rect draw:style-name="gr18" draw:text-style-name="P6" draw:id="id7" draw:layer="layout" svg:width="7.634cm" svg:height="1.906cm" svg:x="10.788cm" svg:y="11.03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5"><text:span text:style-name="T2">Closure Validation</text:span></text:p>
        </draw:rect>
        <draw:rect draw:style-name="gr19" draw:text-style-name="P6" draw:id="id4" draw:layer="layout" svg:width="7.645cm" svg:height="1.902cm" svg:x="10.788cm" svg:y="3.719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5"><text:span text:style-name="T2">Close Sample</text:span></text:p>
        </draw:rect>
        <draw:custom-shape draw:style-name="gr20" draw:text-style-name="P6" draw:id="id9" draw:layer="layout" svg:width="2.28cm" svg:height="2.101cm" svg:x="20.434cm" svg:y="10.937cm">
          <text:p text:style-name="P5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1" draw:text-style-name="P3" draw:layer="layout" svg:x1="3.817cm" svg:y1="5.633cm" svg:x2="3.817cm" svg:y2="7.174cm" draw:start-shape="id6" draw:start-glue-point="2" draw:end-shape="id3" draw:end-glue-point="0" svg:d="m3817 5633v1541">
          <text:p/>
        </draw:connector>
        <draw:connector draw:style-name="gr22" draw:text-style-name="P3" draw:layer="layout" svg:x1="7.635cm" svg:y1="8.125cm" svg:x2="10.788cm" svg:y2="8.125cm" draw:start-shape="id3" draw:start-glue-point="1" draw:end-shape="id5" draw:end-glue-point="3" svg:d="m7635 8125h3153">
          <text:p/>
        </draw:connector>
        <draw:connector draw:style-name="gr23" draw:text-style-name="P3" draw:layer="layout" svg:x1="14.605cm" svg:y1="9.076cm" svg:x2="14.605cm" svg:y2="11.034cm" draw:start-shape="id5" draw:start-glue-point="2" draw:end-shape="id7" draw:end-glue-point="0" svg:d="m14605 9076v1958">
          <text:p/>
        </draw:connector>
        <draw:connector draw:style-name="gr24" draw:text-style-name="P3" draw:layer="layout" svg:x1="18.422cm" svg:y1="11.987cm" svg:x2="20.434cm" svg:y2="11.987cm" draw:start-shape="id7" draw:end-shape="id9" draw:end-glue-point="5" svg:d="m18422 11987h2012">
          <text:p/>
        </draw:connector>
        <draw:rect draw:style-name="gr25" draw:text-style-name="P2" draw:layer="layout" svg:width="7.635cm" svg:height="1.902cm" svg:x="25.338cm" svg:y="11.88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1"><text:span text:style-name="T1"/></text:p>
          <text:p text:style-name="P1"><text:span text:style-name="T1"/></text:p>
        </draw:rect>
        <draw:rect draw:style-name="gr26" draw:text-style-name="P4" draw:layer="layout" svg:width="7.635cm" svg:height="1.902cm" svg:x="39.365cm" svg:y="11.88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27" draw:text-style-name="P7" draw:layer="layout" svg:width="7.635cm" svg:height="1.906cm" svg:x="39.365cm" svg:y="7.992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28" draw:text-style-name="P6" draw:id="id2" draw:layer="layout" svg:width="7.645cm" svg:height="1.902cm" svg:x="24.69cm" svg:y="7.17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5"><text:span text:style-name="T2">Final Checks</text:span></text:p>
        </draw:rect>
        <draw:rect draw:style-name="gr29" draw:text-style-name="P6" draw:id="id1" draw:layer="layout" svg:width="7.645cm" svg:height="1.902cm" svg:x="24.69cm" svg:y="11.037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5"><text:span text:style-name="T2">Annotation and </text:span></text:p>
          <text:p text:style-name="P5"><text:span text:style-name="T2">Submission Creation</text:span></text:p>
        </draw:rect>
        <draw:rect draw:style-name="gr30" draw:text-style-name="P4" draw:layer="layout" svg:width="7.639cm" svg:height="1.906cm" svg:x="50.405cm" svg:y="16.938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/>
        </draw:rect>
        <draw:rect draw:style-name="gr31" draw:text-style-name="P7" draw:layer="layout" svg:width="7.639cm" svg:height="1.902cm" svg:x="50.405cm" svg:y="11.88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8"><text:span text:style-name="T4"/></text:p>
          <text:p text:style-name="P8"><text:span text:style-name="T4"/></text:p>
        </draw:rect>
        <draw:rect draw:style-name="gr32" draw:text-style-name="P10" draw:id="id13" draw:layer="layout" svg:width="7.635cm" svg:height="1.902cm" svg:x="49.767cm" svg:y="11.071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9"><text:span text:style-name="T5">Submitted to </text:span></text:p>
          <text:p text:style-name="P9"><text:span text:style-name="T5">GenBank</text:span></text:p>
        </draw:rect>
        <draw:rect draw:style-name="gr33" draw:text-style-name="P6" draw:id="id12" draw:layer="layout" svg:width="7.64cm" svg:height="1.902cm" svg:x="38.727cm" svg:y="11.071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5"><text:span text:style-name="T3">Deliver Data</text:span></text:p>
        </draw:rect>
        <draw:rect draw:style-name="gr34" draw:text-style-name="P10" draw:id="id11" draw:layer="layout" svg:width="7.639cm" svg:height="1.906cm" svg:x="38.726cm" svg:y="7.204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9"><text:span text:style-name="T5">Collaborator </text:span></text:p>
          <text:p text:style-name="P9"><text:span text:style-name="T5">Review</text:span></text:p>
        </draw:rect>
        <draw:connector draw:style-name="gr35" draw:text-style-name="P3" draw:layer="layout" svg:x1="28.512cm" svg:y1="9.076cm" svg:x2="28.512cm" svg:y2="11.037cm" draw:start-shape="id2" draw:start-glue-point="2" draw:end-shape="id1" draw:end-glue-point="0" svg:d="m28512 9076v1961">
          <text:p/>
        </draw:connector>
        <draw:custom-shape draw:style-name="gr36" draw:text-style-name="P6" draw:id="id10" draw:layer="layout" svg:width="2.284cm" svg:height="2.101cm" svg:x="34.388cm" svg:y="10.971cm">
          <text:p text:style-name="P5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7" draw:text-style-name="P3" draw:layer="layout" svg:x1="32.335cm" svg:y1="12.022cm" svg:x2="34.388cm" svg:y2="12.021cm" draw:end-shape="id10" draw:end-glue-point="5" svg:d="m32335 12022h764v-1h1289">
          <text:p/>
        </draw:connector>
        <draw:connector draw:style-name="gr38" draw:text-style-name="P3" draw:layer="layout" svg:x1="35.529cm" svg:y1="10.971cm" svg:x2="42.545cm" svg:y2="9.11cm" draw:start-shape="id10" draw:start-glue-point="4" draw:end-shape="id11" svg:d="m35529 10971v-931h7016v-930">
          <text:p/>
        </draw:connector>
        <draw:connector draw:style-name="gr39" draw:text-style-name="P3" draw:layer="layout" svg:x1="42.545cm" svg:y1="9.11cm" svg:x2="42.547cm" svg:y2="11.071cm" draw:start-shape="id11" draw:start-glue-point="2" draw:end-shape="id12" draw:end-glue-point="0" svg:d="m42545 9110v981h2v980">
          <text:p/>
        </draw:connector>
        <draw:connector draw:style-name="gr40" draw:text-style-name="P3" draw:layer="layout" svg:x1="46.367cm" svg:y1="12.022cm" svg:x2="49.767cm" svg:y2="12.022cm" draw:start-shape="id12" draw:start-glue-point="1" draw:end-shape="id13" svg:d="m46367 12022h3400">
          <text:p/>
        </draw:connector>
        <draw:connector draw:style-name="gr41" draw:text-style-name="P3" draw:layer="layout" draw:line-skew="0.52cm 4.437cm" svg:x1="35.529cm" svg:y1="13.072cm" svg:x2="49.767cm" svg:y2="12.022cm" draw:start-shape="id10" draw:start-glue-point="6" draw:end-shape="id13" draw:end-glue-point="3" svg:d="m35529 13072v1045h12129v-2095h2109">
          <text:p/>
        </draw:connector>
        <draw:connector draw:style-name="gr42" draw:text-style-name="P3" draw:layer="layout" svg:x1="53.584cm" svg:y1="12.973cm" svg:x2="53.586cm" svg:y2="16.221cm" draw:start-shape="id13" draw:start-glue-point="2" svg:d="m53584 12973v1887h2v1361">
          <text:p/>
        </draw:connector>
        <draw:connector draw:style-name="gr43" draw:text-style-name="P3" draw:layer="layout" draw:type="line" svg:x1="10.788cm" svg:y1="4.67cm" svg:x2="7.635cm" svg:y2="4.676cm" draw:start-shape="id4" draw:end-shape="id6" draw:end-glue-point="1" svg:d="m10788 4670-3153 6">
          <text:p/>
        </draw:connector>
        <draw:connector draw:style-name="gr44" draw:text-style-name="P3" draw:id="id15" draw:layer="layout" svg:x1="24.549cm" svg:y1="8.159cm" svg:x2="18.281cm" svg:y2="8.159cm" svg:d="m24549 8159h-6268">
          <text:p/>
        </draw:connector>
        <draw:connector draw:style-name="gr45" draw:text-style-name="P3" draw:layer="layout" draw:line-skew="7.823cm 2.452cm" svg:x1="49.767cm" svg:y1="12.813cm" svg:x2="28.512cm" svg:y2="12.939cm" draw:start-shape="id13" draw:start-glue-point="6" draw:end-shape="id1" draw:end-glue-point="2" svg:d="m49767 12813h-893v3103h-20362v-2977">
          <text:p/>
        </draw:connector>
        <draw:rect draw:style-name="gr46" draw:text-style-name="P6" draw:layer="layout" svg:width="5.745cm" svg:height="1.198cm" svg:x="32.657cm" svg:y="9.388cm">
          <text:p text:style-name="P5"><text:span text:style-name="T5">Wait Period</text:span></text:p>
        </draw:rect>
        <draw:connector draw:style-name="gr47" draw:text-style-name="P3" draw:layer="layout" svg:x1="28.512cm" svg:y1="12.939cm" svg:x2="49.767cm" svg:y2="16.972cm" draw:start-shape="id1" draw:start-glue-point="2" draw:end-shape="id14" draw:end-glue-point="3" svg:d="m28512 12939v4033h21255">
          <text:p/>
        </draw:connector>
        <draw:rect draw:style-name="gr48" draw:text-style-name="P6" draw:id="id14" draw:layer="layout" svg:width="7.639cm" svg:height="1.902cm" svg:x="49.767cm" svg:y="16.021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5"><text:span text:style-name="T2">Sample Published</text:span></text:p>
        </draw:rect>
        <draw:rect draw:style-name="gr49" draw:text-style-name="P4" draw:layer="layout" svg:width="7.645cm" svg:height="0.024cm" svg:x="34.995cm" svg:y="6.732cm">
          <draw:glue-point draw:id="4" svg:x="-5.001cm" svg:y="-4.72cm"/>
          <draw:glue-point draw:id="5" svg:x="4.927cm" svg:y="-4.72cm"/>
          <draw:glue-point draw:id="6" svg:x="-5.001cm" svg:y="4.16cm"/>
          <draw:glue-point draw:id="7" svg:x="4.927cm" svg:y="6.384cm"/>
          <text:p text:style-name="P11"><text:span text:style-name="T1"/></text:p>
          <text:p text:style-name="P11"><text:span text:style-name="T1"/></text:p>
        </draw:rect>
        <draw:connector draw:style-name="gr50" draw:text-style-name="P12" draw:layer="layout" draw:line-skew="0.58cm 4.718cm" svg:x1="21.573cm" svg:y1="13.038cm" svg:x2="34.388cm" svg:y2="12.021cm" draw:start-shape="id9" draw:start-glue-point="6" draw:end-shape="id10" draw:end-glue-point="5" svg:d="m21573 13038v1106h11697v-2123h1118">
          <text:p/>
        </draw:connector>
        <draw:rect draw:style-name="gr51" draw:text-style-name="P6" draw:layer="layout" svg:width="5.736cm" svg:height="1.196cm" svg:x="18.706cm" svg:y="13.501cm">
          <text:p text:style-name="P5"><text:span text:style-name="T5">Influenza</text:span></text:p>
        </draw:rect>
        <draw:connector draw:style-name="gr52" draw:text-style-name="P3" draw:layer="layout" svg:x1="3.817cm" svg:y1="1.902cm" svg:x2="3.817cm" svg:y2="3.719cm" draw:start-shape="id8" draw:start-glue-point="2" draw:end-shape="id6" draw:end-glue-point="0" svg:d="m3817 1902v1817">
          <text:p/>
        </draw:connector>
        <draw:rect draw:style-name="gr53" draw:text-style-name="P6" draw:layer="layout" svg:width="5.738cm" svg:height="1.196cm" svg:x="32.661cm" svg:y="13.535cm">
          <text:p text:style-name="P5"><text:span text:style-name="T5">No Wait Period</text:span></text:p>
        </draw:rect>
        <draw:connector draw:style-name="gr54" draw:text-style-name="P3" draw:layer="layout" draw:line-skew="-1.488cm" svg:x1="21.573cm" svg:y1="10.937cm" svg:x2="24.549cm" svg:y2="8.159cm" draw:start-shape="id9" draw:start-glue-point="4" draw:end-shape="id15" draw:end-glue-point="2" svg:d="m21573 10937v-2802h2976v24">
          <text:p/>
        </draw:connector>
        <draw:connector draw:style-name="gr55" draw:text-style-name="P3" draw:layer="layout" draw:type="line" svg:x1="14.61cm" svg:y1="5.621cm" svg:x2="14.605cm" svg:y2="7.174cm" draw:start-shape="id4" draw:start-glue-point="2" draw:end-shape="id5" draw:end-glue-point="0" svg:d="m14610 5621-5 1553">
          <text:p/>
        </draw:connector>
        <draw:rect draw:style-name="gr56" draw:text-style-name="P6" draw:layer="layout" svg:width="5.744cm" svg:height="1.198cm" svg:x="18.701cm" svg:y="9.388cm">
          <text:p text:style-name="P5"><text:span text:style-name="T5">Non-influenz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8cm" fo:page-height="18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Edworthy</meta:initial-creator>
    <meta:creation-date>2012-06-01T15:33:24</meta:creation-date>
    <dc:date>2012-06-01T15:48:40</dc:date>
    <dc:creator>Peter Edworthy</dc:creator>
    <meta:editing-duration>PT00H15M16S</meta:editing-duration>
    <meta:editing-cycles>2</meta:editing-cycles>
    <meta:generator>OpenOffice.org/3.1$Unix OpenOffice.org_project/310m19$Build-9420</meta:generator>
    <meta:document-statistic meta:object-count="56"/>
  </office:meta>
</office:document-meta>
</file>